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officeooo:rsid="00025dd4" officeooo:paragraph-rsid="00025dd4"/>
    </style:style>
    <style:style style:name="P2" style:family="paragraph" style:parent-style-name="Subtitle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025dd4" officeooo:paragraph-rsid="00025dd4"/>
    </style:style>
    <style:style style:name="P3" style:family="paragraph" style:parent-style-name="Subtitle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0629cf" officeooo:paragraph-rsid="000629cf"/>
    </style:style>
    <style:style style:name="P4" style:family="paragraph" style:parent-style-name="Subtitle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0b18b9" officeooo:paragraph-rsid="000b18b9"/>
    </style:style>
    <style:style style:name="P5" style:family="paragraph" style:parent-style-name="Text_20_body">
      <style:paragraph-properties fo:text-align="start" style:justify-single-word="false"/>
      <style:text-properties officeooo:rsid="00025dd4" officeooo:paragraph-rsid="00025dd4"/>
    </style:style>
    <style:style style:name="P6" style:family="paragraph" style:parent-style-name="Text_20_body">
      <style:text-properties officeooo:paragraph-rsid="00025dd4"/>
    </style:style>
    <style:style style:name="P7" style:family="paragraph" style:parent-style-name="Text_20_body">
      <style:paragraph-properties fo:text-align="start" style:justify-single-word="false"/>
      <style:text-properties officeooo:rsid="000b18b9" officeooo:paragraph-rsid="000b18b9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025dd4" officeooo:paragraph-rsid="00025dd4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025dd4" officeooo:paragraph-rsid="000615d4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rsid="00025dd4" officeooo:paragraph-rsid="00025dd4"/>
    </style:style>
    <style:style style:name="P11" style:family="paragraph" style:parent-style-name="Text_20_body" style:list-style-name="L3">
      <style:paragraph-properties fo:text-align="start" style:justify-single-word="false"/>
      <style:text-properties officeooo:rsid="00025dd4" officeooo:paragraph-rsid="00025dd4"/>
    </style:style>
    <style:style style:name="P12" style:family="paragraph" style:parent-style-name="Text_20_body" style:list-style-name="L4">
      <style:paragraph-properties fo:text-align="start" style:justify-single-word="false"/>
      <style:text-properties officeooo:rsid="00025dd4" officeooo:paragraph-rsid="00025dd4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0c040f" officeooo:paragraph-rsid="000c040f"/>
    </style:style>
    <style:style style:name="P14" style:family="paragraph" style:parent-style-name="Text_20_body" style:list-style-name="L3">
      <style:paragraph-properties fo:text-align="start" style:justify-single-word="false"/>
      <style:text-properties officeooo:rsid="000c040f" officeooo:paragraph-rsid="000c040f"/>
    </style:style>
    <style:style style:name="P15" style:family="paragraph" style:parent-style-name="Text_20_body" style:list-style-name="L3">
      <style:paragraph-properties fo:text-align="start" style:justify-single-word="false"/>
      <style:text-properties officeooo:rsid="000df913" officeooo:paragraph-rsid="000df913"/>
    </style:style>
    <style:style style:name="P16" style:family="paragraph" style:parent-style-name="Text_20_body" style:list-style-name="L4">
      <style:paragraph-properties fo:text-align="start" style:justify-single-word="false"/>
      <style:text-properties officeooo:rsid="000435d5" officeooo:paragraph-rsid="000615d4"/>
    </style:style>
    <style:style style:name="P17" style:family="paragraph" style:parent-style-name="Text_20_body" style:list-style-name="L4">
      <style:paragraph-properties fo:text-align="start" style:justify-single-word="false"/>
      <style:text-properties officeooo:rsid="000615d4" officeooo:paragraph-rsid="000615d4"/>
    </style:style>
    <style:style style:name="P18" style:family="paragraph" style:parent-style-name="Text_20_body" style:list-style-name="L4">
      <style:paragraph-properties fo:text-align="start" style:justify-single-word="false"/>
      <style:text-properties officeooo:rsid="000629cf" officeooo:paragraph-rsid="000629cf"/>
    </style:style>
    <style:style style:name="P19" style:family="paragraph" style:parent-style-name="Text_20_body" style:list-style-name="L4">
      <style:paragraph-properties fo:text-align="start" style:justify-single-word="false"/>
      <style:text-properties officeooo:rsid="000629cf" officeooo:paragraph-rsid="001458b9"/>
    </style:style>
    <style:style style:name="P20" style:family="paragraph" style:parent-style-name="Text_20_body" style:list-style-name="L6">
      <style:paragraph-properties fo:text-align="start" style:justify-single-word="false"/>
      <style:text-properties officeooo:rsid="00069ade" officeooo:paragraph-rsid="00069ade"/>
    </style:style>
    <style:style style:name="P21" style:family="paragraph" style:parent-style-name="Text_20_body" style:list-style-name="L6">
      <style:paragraph-properties fo:text-align="start" style:justify-single-word="false"/>
      <style:text-properties officeooo:rsid="00084f96" officeooo:paragraph-rsid="00084f96"/>
    </style:style>
    <style:style style:name="P22" style:family="paragraph" style:parent-style-name="Text_20_body" style:list-style-name="L6">
      <style:paragraph-properties fo:text-align="start" style:justify-single-word="false"/>
      <style:text-properties officeooo:rsid="000b18b9" officeooo:paragraph-rsid="000b18b9"/>
    </style:style>
    <style:style style:name="P23" style:family="paragraph" style:parent-style-name="Text_20_body" style:list-style-name="L7">
      <style:paragraph-properties fo:text-align="start" style:justify-single-word="false"/>
      <style:text-properties officeooo:rsid="000b18b9" officeooo:paragraph-rsid="000b18b9"/>
    </style:style>
    <style:style style:name="P24" style:family="paragraph" style:parent-style-name="Text_20_body">
      <style:paragraph-properties fo:text-align="start" style:justify-single-word="false"/>
      <style:text-properties officeooo:rsid="0013933a" officeooo:paragraph-rsid="0013933a"/>
    </style:style>
    <style:style style:name="P25" style:family="paragraph" style:parent-style-name="Text_20_body" style:list-style-name="L8">
      <style:paragraph-properties fo:text-align="start" style:justify-single-word="false"/>
      <style:text-properties officeooo:rsid="0013933a" officeooo:paragraph-rsid="0013933a"/>
    </style:style>
    <style:style style:name="P26" style:family="paragraph" style:parent-style-name="Text_20_body" style:list-style-name="L4">
      <style:paragraph-properties fo:text-align="start" style:justify-single-word="false"/>
      <style:text-properties officeooo:paragraph-rsid="001458b9"/>
    </style:style>
    <style:style style:name="P27" style:family="paragraph" style:parent-style-name="Text_20_body">
      <style:paragraph-properties fo:text-align="start" style:justify-single-word="false"/>
      <style:text-properties officeooo:rsid="001458b9" officeooo:paragraph-rsid="001458b9"/>
    </style:style>
    <style:style style:name="P28" style:family="paragraph" style:parent-style-name="Text_20_body" style:list-style-name="L9">
      <style:paragraph-properties fo:text-align="start" style:justify-single-word="false"/>
      <style:text-properties officeooo:rsid="001458b9" officeooo:paragraph-rsid="001458b9"/>
    </style:style>
    <style:style style:name="P29" style:family="paragraph" style:parent-style-name="Text_20_body" style:list-style-name="L10">
      <style:paragraph-properties fo:text-align="start" style:justify-single-word="false"/>
      <style:text-properties officeooo:rsid="001458b9" officeooo:paragraph-rsid="001458b9"/>
    </style:style>
    <style:style style:name="P30" style:family="paragraph" style:parent-style-name="Text_20_body" style:list-style-name="L10">
      <style:paragraph-properties fo:text-align="start" style:justify-single-word="false"/>
      <style:text-properties officeooo:rsid="0014e298" officeooo:paragraph-rsid="0014e298"/>
    </style:style>
    <style:style style:name="P31" style:family="paragraph" style:parent-style-name="Text_20_body">
      <style:paragraph-properties fo:text-align="start" style:justify-single-word="false"/>
      <style:text-properties officeooo:rsid="0014e298" officeooo:paragraph-rsid="0014e298"/>
    </style:style>
    <style:style style:name="P32" style:family="paragraph" style:parent-style-name="Text_20_body" style:list-style-name="L11">
      <style:paragraph-properties fo:text-align="start" style:justify-single-word="false"/>
      <style:text-properties officeooo:rsid="001630ef" officeooo:paragraph-rsid="001630ef"/>
    </style:style>
    <style:style style:name="P33" style:family="paragraph" style:parent-style-name="Text_20_body">
      <style:paragraph-properties fo:text-align="start" style:justify-single-word="false"/>
      <style:text-properties officeooo:rsid="001630ef" officeooo:paragraph-rsid="001630ef"/>
    </style:style>
    <style:style style:name="P34" style:family="paragraph" style:parent-style-name="Text_20_body" style:list-style-name="L12">
      <style:paragraph-properties fo:text-align="start" style:justify-single-word="false"/>
      <style:text-properties officeooo:rsid="001630ef" officeooo:paragraph-rsid="001630ef"/>
    </style:style>
    <style:style style:name="P35" style:family="paragraph" style:parent-style-name="Text_20_body" style:list-style-name="L12">
      <style:paragraph-properties fo:text-align="start" style:justify-single-word="false"/>
      <style:text-properties officeooo:rsid="001638fe" officeooo:paragraph-rsid="001638fe"/>
    </style:style>
    <style:style style:name="P36" style:family="paragraph" style:parent-style-name="Text_20_body">
      <style:paragraph-properties fo:text-align="start" style:justify-single-word="false"/>
      <style:text-properties officeooo:rsid="001638fe" officeooo:paragraph-rsid="001638fe"/>
    </style:style>
    <style:style style:name="P37" style:family="paragraph" style:parent-style-name="Text_20_body" style:list-style-name="L13">
      <style:paragraph-properties fo:text-align="start" style:justify-single-word="false"/>
      <style:text-properties officeooo:rsid="00184016" officeooo:paragraph-rsid="00184016"/>
    </style:style>
    <style:style style:name="P38" style:family="paragraph" style:parent-style-name="Text_20_body">
      <style:paragraph-properties fo:text-align="start" style:justify-single-word="false"/>
      <style:text-properties officeooo:rsid="00184016" officeooo:paragraph-rsid="00184016"/>
    </style:style>
    <style:style style:name="P39" style:family="paragraph" style:parent-style-name="Text_20_body" style:list-style-name="L14">
      <style:paragraph-properties fo:text-align="start" style:justify-single-word="false"/>
      <style:text-properties officeooo:rsid="00190150" officeooo:paragraph-rsid="00190150"/>
    </style:style>
    <style:style style:name="P40" style:family="paragraph" style:parent-style-name="Text_20_body" style:list-style-name="L8">
      <style:paragraph-properties fo:text-align="start" style:justify-single-word="false"/>
      <style:text-properties officeooo:rsid="00190150" officeooo:paragraph-rsid="00190150"/>
    </style:style>
    <style:style style:name="P41" style:family="paragraph" style:parent-style-name="Title">
      <style:text-properties officeooo:rsid="001458b9" officeooo:paragraph-rsid="001458b9"/>
    </style:style>
    <style:style style:name="P42" style:family="paragraph" style:parent-style-name="Subtitle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13933a" officeooo:paragraph-rsid="0013933a"/>
    </style:style>
    <style:style style:name="P43" style:family="paragraph" style:parent-style-name="Subtitle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1458b9" officeooo:paragraph-rsid="001458b9"/>
    </style:style>
    <style:style style:name="P44" style:family="paragraph" style:parent-style-name="Subtitle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14e298" officeooo:paragraph-rsid="0014e298"/>
    </style:style>
    <style:style style:name="P45" style:family="paragraph" style:parent-style-name="Subtitle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1630ef" officeooo:paragraph-rsid="001630ef"/>
    </style:style>
    <style:style style:name="P46" style:family="paragraph" style:parent-style-name="Subtitle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1835c9" officeooo:paragraph-rsid="001835c9"/>
    </style:style>
    <style:style style:name="P47" style:family="paragraph" style:parent-style-name="Subtitle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184016" officeooo:paragraph-rsid="00184016"/>
    </style:style>
    <style:style style:name="T1" style:family="text">
      <style:text-properties officeooo:rsid="000615d4"/>
    </style:style>
    <style:style style:name="T2" style:family="text">
      <style:text-properties officeooo:rsid="000629cf"/>
    </style:style>
    <style:style style:name="T3" style:family="text">
      <style:text-properties officeooo:rsid="00084f96"/>
    </style:style>
    <style:style style:name="T4" style:family="text">
      <style:text-properties officeooo:rsid="00098039"/>
    </style:style>
    <style:style style:name="T5" style:family="text">
      <style:text-properties officeooo:rsid="000c040f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0df9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Projet AdminReseau<text:line-break/><text:span text:style-name="T6">Identification des besoins</text:span></text:p>
      <text:p text:style-name="P6"/>
      <text:p text:style-name="P1">Adressage Ip </text:p>
      <text:list xml:id="list847738059" text:style-name="L1">
        <text:list-item>
          <text:p text:style-name="P8">Sauf pour les postes fixes et le wifi </text:p>
        </text:list-item>
        <text:list-item>
          <text:p text:style-name="P9">Les différents postes doivent pouvoir accéder au service interne &amp; externe </text:p>
          <text:list>
            <text:list-item>
              <text:p text:style-name="P9">Dns &amp; Service Web </text:p>
            </text:list-item>
          </text:list>
        </text:list-item>
        <text:list-item>
          <text:p text:style-name="P8">Contrôle du traffic web </text:p>
        </text:list-item>
      </text:list>
      <text:p text:style-name="P5"/>
      <text:p text:style-name="P2">Web </text:p>
      <text:list xml:id="list633845880" text:style-name="L2">
        <text:list-item>
          <text:p text:style-name="P10">Outils ERP Web accessible sur réseau interne : PHP/MySQL</text:p>
        </text:list-item>
        <text:list-item>
          <text:p text:style-name="P10">Portail web <text:a xlink:type="simple" xlink:href="http://www.woodytoys.be/" text:style-name="Internet_20_link" text:visited-style-name="Visited_20_Internet_20_Link">www.woodytoys.be</text:a> : HTML/CSS</text:p>
        </text:list-item>
        <text:list-item>
          <text:p text:style-name="P10">Site de vente en ligne réservé aux revendeurs b2b.woodytoys.be : PHP/MySQL</text:p>
        </text:list-item>
        <text:list-item>
          <text:p text:style-name="P13">But : </text:p>
          <text:list>
            <text:list-item>
              <text:p text:style-name="P13">déployer et configurer kes services nécessaires pour les héberger</text:p>
            </text:list-item>
            <text:list-item>
              <text:p text:style-name="P13">site statique ou dynamique </text:p>
            </text:list-item>
            <text:list-item>
              <text:p text:style-name="P13">Lien entre serveur et base de données </text:p>
            </text:list-item>
          </text:list>
        </text:list-item>
      </text:list>
      <text:p text:style-name="P2">Mail</text:p>
      <text:list xml:id="list2946657091" text:style-name="L3">
        <text:list-item>
          <text:p text:style-name="P11">Chaque employé à son adresse mail : <text:a xlink:type="simple" xlink:href="mailto:nom.prenom@woodytoys.be" text:style-name="Internet_20_link" text:visited-style-name="Visited_20_Internet_20_Link">nom.prenom@woodytoys.be</text:a></text:p>
        </text:list-item>
        <text:list-item>
          <text:p text:style-name="P11">Adresse générique : <text:a xlink:type="simple" xlink:href="mailto:contact@woodytoys.be" text:style-name="Internet_20_link" text:visited-style-name="Visited_20_Internet_20_Link">contact@woodytoys.be</text:a> redirigée chez la secrétaire</text:p>
        </text:list-item>
        <text:list-item>
          <text:p text:style-name="P11">Adresse générique : <text:a xlink:type="simple" xlink:href="mailto:b2b@woodytoys.be" text:style-name="Internet_20_link" text:visited-style-name="Visited_20_Internet_20_Link">b2b@woodytoys.be</text:a> redirigée chez les commerciaux</text:p>
        </text:list-item>
        <text:list-item>
          <text:p text:style-name="P11">Employé peuvent envoyer des mails à l’aide d’un client mail classique, en dehors du webmail interne</text:p>
        </text:list-item>
        <text:list-item>
          <text:p text:style-name="P11">Egalement utiliser le mail en déplacement ou à domicile </text:p>
        </text:list-item>
        <text:list-item>
          <text:p text:style-name="P14">Méthode pour la mise en place : </text:p>
          <text:list>
            <text:list-item>
              <text:p text:style-name="P14">Valider l’envoi de mail entre 2 employés depuis le serveur </text:p>
            </text:list-item>
            <text:list-item>
              <text:p text:style-name="P14">Ensuite depuis 2 postes du réseau interne </text:p>
            </text:list-item>
            <text:list-item>
              <text:p text:style-name="P15">Envoie d’email vers l’extérieur </text:p>
            </text:list-item>
            <text:list-item>
              <text:p text:style-name="P15">Réception d’email envoyé de l’extérieur vers une adresse WoodyToys</text:p>
            </text:list-item>
          </text:list>
        </text:list-item>
      </text:list>
      <text:p text:style-name="P2"><text:soft-page-break/>Telephonie IP</text:p>
      <text:list xml:id="list695031658" text:style-name="L4">
        <text:list-item>
          <text:p text:style-name="P12">Fournir un plan d’adressage ip </text:p>
        </text:list-item>
        <text:list-item>
          <text:p text:style-name="P16">Entreprise acces<text:span text:style-name="T1">s</text:span>ible en VoIP depuis Internet </text:p>
          <text:list>
            <text:list-item>
              <text:p text:style-name="P16">adresse de contact : <text:a xlink:type="simple" xlink:href="mailto:contact@woodytoys.be" text:style-name="Internet_20_link" text:visited-style-name="Visited_20_Internet_20_Link">contact@woodytoys.be</text:a>. </text:p>
            </text:list-item>
            <text:list-item>
              <text:p text:style-name="P16">Ces appels aboutissent sur le poste de la secrétaire </text:p>
            </text:list-item>
          </text:list>
        </text:list-item>
        <text:list-item>
          <text:p text:style-name="P17">Employés doivent communiquer entre eux à l’intérieur et à l’extérieur de l’entreprise </text:p>
          <text:list>
            <text:list-item>
              <text:p text:style-name="P17">Ouvriers : 1 poste IP par atelier et Hangar pour joindre les autres départements interne</text:p>
            </text:list-item>
            <text:list-item>
              <text:p text:style-name="P17">Secrétaire : 1 PC sur lequel se trouve un softphone, pour contacter n’importe qui</text:p>
            </text:list-item>
            <text:list-item>
              <text:p text:style-name="P17">Comptable : 2 bureaux</text:p>
              <text:list>
                <text:list-item>
                  <text:p text:style-name="P17">1 n° unique pour joindre le 1er comptable dispo</text:p>
                </text:list-item>
                <text:list-item>
                  <text:p text:style-name="P17">1 n° spécifique par bureau</text:p>
                </text:list-item>
                <text:list-item>
                  <text:p text:style-name="P17">Ils peuvent joindre l’extérieur et l’interne sauf le directeur </text:p>
                </text:list-item>
              </text:list>
            </text:list-item>
            <text:list-item>
              <text:p text:style-name="P17">Commerciaux : <text:span text:style-name="T2">1 bureaux, chacun depuis son smartphone peut communiquer en Interne/externe sauf directeur </text:span></text:p>
            </text:list-item>
            <text:list-item>
              <text:p text:style-name="P18">Direction : 1 n° pouvant joindre Interne/Externe</text:p>
              <text:list>
                <text:list-item>
                  <text:p text:style-name="P18">Ce n° n’est pas accessible directement, passe d’abord par le n° de la secrétaire </text:p>
                </text:list-item>
              </text:list>
            </text:list-item>
          </text:list>
        </text:list-item>
        <text:list-item>
          <text:p text:style-name="P18">Employés doivent disposer d’une boite vocale </text:p>
        </text:list-item>
        <text:list-item>
          <text:p text:style-name="P18">Une fusion de l’entreprise est prévue, et donc une fusion des 2 réseaux téléphoniques</text:p>
          <text:list>
            <text:list-item>
              <text:p text:style-name="P18">Les 2 plans d’adressages doivent être fusionné en minimisant les changements</text:p>
            </text:list-item>
            <text:list-item>
              <text:p text:style-name="P18">Les 2 serveurs de telephonies doivent se contacter en utilisant le nouveau plan d’adressage interne </text:p>
              <text:list>
                <text:list-item>
                  <text:p text:style-name="P19">De manière secondaire, prévoir un système de visio-conférence/ téléphone/Passerelle SIP</text:p>
                </text:list-item>
              </text:list>
            </text:list-item>
          </text:list>
        </text:list-item>
        <text:list-item>
          <text:p text:style-name="P26"><text:span text:style-name="T7">VoIP</text:span></text:p>
          <text:list>
            <text:list-item>
              <text:p text:style-name="P26"><text:span text:style-name="T7">Fusionner plan adressage téléphoniques avec un autre groupe </text:span></text:p>
            </text:list-item>
          </text:list>
        </text:list-item>
      </text:list>
      <text:p text:style-name="P3">Fichiers de l’entreprise <text:span text:style-name="T3">(facultatif)</text:span></text:p>
      <text:list xml:id="list950927506" text:style-name="L6">
        <text:list-item>
          <text:p text:style-name="P20">Système de fichiers partagés : </text:p>
          <text:list>
            <text:list-item>
              <text:p text:style-name="P20">Chaques employés doit disposer d’un répertoire personnel (idem directeur/secrétaire)</text:p>
            </text:list-item>
            <text:list-item>
              <text:p text:style-name="P21">Chaque groupe d’employés dispose d’un répertoire commun</text:p>
            </text:list-item>
            <text:list-item>
              <text:p text:style-name="P21">Employé <text:span text:style-name="T4">doivent pouvoir accéder aux fichiers partagés via l’explorateur natif du système</text:span></text:p>
            </text:list-item>
            <text:list-item>
              <text:p text:style-name="P22">Système de backup </text:p>
            </text:list-item>
            <text:list-item>
              <text:p text:style-name="P22"><text:soft-page-break/>Accès aux fichiers de l’entreprise depuis l’extarieur <text:tab/></text:p>
            </text:list-item>
          </text:list>
        </text:list-item>
      </text:list>
      <text:p text:style-name="P7"/>
      <text:p text:style-name="P4">DNS externe </text:p>
      <text:list xml:id="list3279101335" text:style-name="L7">
        <text:list-item>
          <text:p text:style-name="P23">Nom de domaine : wt<text:span text:style-name="T5">2-2.ephec-ti.be </text:span></text:p>
        </text:list-item>
      </text:list>
      <text:p text:style-name="P7"/>
      <text:p text:style-name="P42">VPS</text:p>
      <text:list xml:id="list3775742955" text:style-name="L8">
        <text:list-item>
          <text:p text:style-name="P25">3 VPS à dispositions où le prototype woodytoys ser<text:tab/>a héberger </text:p>
        </text:list-item>
        <text:list-item>
          <text:p text:style-name="P25">Chaque service sera sous forme de DockerFiles </text:p>
        </text:list-item>
        <text:list-item>
          <text:p text:style-name="P25">Repository GitHub devra être lié à un compte DockerHub spécifique au groupe </text:p>
        </text:list-item>
        <text:list-item>
          <text:p text:style-name="P25">Chaque service pourra être déployable en ligne de commande </text:p>
        </text:list-item>
        <text:list-item>
          <text:p text:style-name="P40">Configurer accès ssh distant par clé </text:p>
        </text:list-item>
        <text:list-item>
          <text:p text:style-name="P40">Donner un accès au professeur (vvandens) avec clé publique disponible sur moodle </text:p>
          <text:list>
            <text:list-item>
              <text:p text:style-name="P40">ajouter cet utilisateur aux ‘sudoers’ avec mdp ‘adminEphec2019’</text:p>
            </text:list-item>
          </text:list>
        </text:list-item>
      </text:list>
      <text:p text:style-name="P24"/>
      <text:p text:style-name="P43">Rapport client </text:p>
      <text:list xml:id="list1094016836" text:style-name="L9">
        <text:list-item>
          <text:p text:style-name="P28">4 à 5 pages pour la version finale </text:p>
        </text:list-item>
        <text:list-item>
          <text:p text:style-name="P28">Comprendra : </text:p>
          <text:list>
            <text:list-item>
              <text:p text:style-name="P28">Cahier des charges : Reformulations de la demande du client </text:p>
            </text:list-item>
            <text:list-item>
              <text:p text:style-name="P28">Traduction des besoins du client en langage informatique </text:p>
            </text:list-item>
            <text:list-item>
              <text:p text:style-name="P28">Propositions de solutions techniques avec comparatif des alternatives possibles</text:p>
            </text:list-item>
            <text:list-item>
              <text:p text:style-name="P28">Choix et justifications des solutions apportées</text:p>
            </text:list-item>
            <text:list-item>
              <text:p text:style-name="P28">Les besoins en maintenance aux solutions proposées</text:p>
            </text:list-item>
          </text:list>
        </text:list-item>
        <text:list-item>
          <text:p text:style-name="P28">Ce rapport se doit d’être facile de compréhension pour des personnes non communes au langage informatique (pas développer la technique)</text:p>
        </text:list-item>
      </text:list>
      <text:p text:style-name="P27"/>
      <text:p text:style-name="P43">Rapport technique </text:p>
      <text:list xml:id="list1766609919" text:style-name="L10">
        <text:list-item>
          <text:p text:style-name="P29">2 à 3 pages pour la version finale </text:p>
        </text:list-item>
        <text:list-item>
          <text:p text:style-name="P29">Doit mettre en avant la qualité technique de la réalisation </text:p>
        </text:list-item>
        <text:list-item>
          <text:p text:style-name="P29">Comprendra : </text:p>
          <text:list>
            <text:list-item>
              <text:p text:style-name="P29">n° de groupe / nom des membres / nom etudiant responsable de la mission</text:p>
              <text:list>
                <text:list-item>
                  <text:p text:style-name="P29"><text:soft-page-break/>Ce responsible doit présenter le bilan (quelques lignes) du travail de groupe durant cette mission spécifique</text:p>
                </text:list-item>
              </text:list>
            </text:list-item>
            <text:list-item>
              <text:p text:style-name="P29">Méthodologie utilisée lors de la mise en place du réseau prototype (utilisations outils docker, modélisation des utilisateurs,…)</text:p>
            </text:list-item>
            <text:list-item>
              <text:p text:style-name="P30">Etat d’avancement concret sur l’infrastructure mise en place et fonctionnalités des services implémentés</text:p>
            </text:list-item>
            <text:list-item>
              <text:p text:style-name="P30">Commentaire explicatif des schémas réseaux et justifications des choix architecturaux </text:p>
            </text:list-item>
            <text:list-item>
              <text:p text:style-name="P30">Plan d’adressages et justifié en lien avec les schémas</text:p>
            </text:list-item>
            <text:list-item>
              <text:p text:style-name="P30">Difficultées rencontrées et problèmes non résolus, avec hypothèse sur la cause de ceux-ci</text:p>
            </text:list-item>
            <text:list-item>
              <text:p text:style-name="P30">Présentation de la procédure de validation du déploiement de la solution utilisée</text:p>
            </text:list-item>
            <text:list-item>
              <text:p text:style-name="P30">Réflexion sur le monitoring des services déployés</text:p>
            </text:list-item>
          </text:list>
        </text:list-item>
      </text:list>
      <text:p text:style-name="P31"/>
      <text:p text:style-name="P44">Rapport de sécurité </text:p>
      <text:list xml:id="list2142721810" text:style-name="L11">
        <text:list-item>
          <text:p text:style-name="P32">3 à 4 pages pour la version finale </text:p>
        </text:list-item>
        <text:list-item>
          <text:p text:style-name="P32">Comprendra : </text:p>
          <text:list>
            <text:list-item>
              <text:p text:style-name="P32">Lister les risques de sécurité de </text:p>
              <text:list>
                <text:list-item>
                  <text:p text:style-name="P32">L’infrastructure du client </text:p>
                </text:list-item>
                <text:list-item>
                  <text:p text:style-name="P32">VPS </text:p>
                </text:list-item>
                <text:list-item>
                  <text:p text:style-name="P32">Infrastructure Docker </text:p>
                </text:list-item>
              </text:list>
            </text:list-item>
            <text:list-item>
              <text:p text:style-name="P32">Mesure mise en place pour contrer ces risques et configuration associées</text:p>
              <text:list>
                <text:list-item>
                  <text:p text:style-name="P32">authentification par clé </text:p>
                </text:list-item>
                <text:list-item>
                  <text:p text:style-name="P32">Fail2Ban + règles </text:p>
                </text:list-item>
                <text:list-item>
                  <text:p text:style-name="P32">Firewall + règles </text:p>
                </text:list-item>
              </text:list>
            </text:list-item>
            <text:list-item>
              <text:p text:style-name="P32">Liste des risques encourrus par chacun des services deployés au niveau de :</text:p>
              <text:list>
                <text:list-item>
                  <text:p text:style-name="P32">L’intégrité</text:p>
                </text:list-item>
                <text:list-item>
                  <text:p text:style-name="P32">confidentialité </text:p>
                </text:list-item>
                <text:list-item>
                  <text:p text:style-name="P32">Disponibilité du service </text:p>
                </text:list-item>
              </text:list>
            </text:list-item>
            <text:list-item>
              <text:p text:style-name="P32">Mesure mise en place pour contrer ces risques au niveau des services </text:p>
            </text:list-item>
          </text:list>
        </text:list-item>
      </text:list>
      <text:p text:style-name="P33"/>
      <text:p text:style-name="P45">Schémas réseaux </text:p>
      <text:list xml:id="list3068972533" text:style-name="L12">
        <text:list-item>
          <text:p text:style-name="P34">Schéma Logique </text:p>
          <text:list>
            <text:list-item>
              <text:p text:style-name="P35"><text:soft-page-break/>VPS OVH</text:p>
            </text:list-item>
            <text:list-item>
              <text:p text:style-name="P35">Conteneurs Docker </text:p>
            </text:list-item>
            <text:list-item>
              <text:p text:style-name="P35">Mécanisme d’expositions de ports utilisés </text:p>
            </text:list-item>
            <text:list-item>
              <text:p text:style-name="P35">Texte explicatif et justifant les choix</text:p>
            </text:list-item>
          </text:list>
        </text:list-item>
        <text:list-item>
          <text:p text:style-name="P34">Schéma Physique </text:p>
          <text:list>
            <text:list-item>
              <text:p text:style-name="P34">Faire abstraction de la couche Docker et VPS</text:p>
            </text:list-item>
            <text:list-item>
              <text:p text:style-name="P34">Représenter les différents services organisés en VLAN/ subnet IP (couche 3)</text:p>
            </text:list-item>
            <text:list-item>
              <text:p text:style-name="P35">Texte explicatif et justifiant les choix </text:p>
            </text:list-item>
          </text:list>
        </text:list-item>
      </text:list>
      <text:p text:style-name="P36"/>
      <text:p text:style-name="P46">Wiki Github</text:p>
      <text:list xml:id="list1584589321" text:style-name="L13">
        <text:list-item>
          <text:p text:style-name="P37">Sera composé d’une section par service et doit détailler : </text:p>
          <text:list>
            <text:list-item>
              <text:p text:style-name="P37">Installation du service </text:p>
            </text:list-item>
            <text:list-item>
              <text:p text:style-name="P37">Configuration du service (fichier, option,…)</text:p>
            </text:list-item>
            <text:list-item>
              <text:p text:style-name="P37">Maintenance du service (maj du serveur, ajout/retrait de user, modification du contenu,…)</text:p>
            </text:list-item>
            <text:list-item>
              <text:p text:style-name="P37">Procédure de validation du fonctionnemnt des services (infrastructure de monitoring)</text:p>
            </text:list-item>
            <text:list-item>
              <text:p text:style-name="P37">Résolution de probèmes en cas de défaillance (fichiers de logs, outils de debugging,…)</text:p>
            </text:list-item>
          </text:list>
        </text:list-item>
      </text:list>
      <text:p text:style-name="P38"/>
      <text:p text:style-name="P47">Outils à utiliser</text:p>
      <text:list xml:id="list888944914" text:style-name="L14">
        <text:list-item>
          <text:p text:style-name="P39">Repo GitHub pour héberger les fichiers de configurations </text:p>
        </text:list-item>
        <text:list-item>
          <text:p text:style-name="P39">Repo DockerHub pour héberger les images et le lier à GitHub pour que les images se construisent automatiquement à chaque commit </text:p>
        </text:list-item>
        <text:list-item>
          <text:p text:style-name="P39">Wiki et structurer </text:p>
        </text:list-item>
        <text:list-item>
          <text:p text:style-name="P39">Trello (fortement conseiller) </text:p>
        </text:list-item>
        <text:list-item>
          <text:p text:style-name="P39">Etudiant responsible à chaque coaching. Sa mission : </text:p>
          <text:list>
            <text:list-item>
              <text:p text:style-name="P39">qualité des délivrables (rapport, code, documentations, schémas, bibliographies)</text:p>
            </text:list-item>
            <text:list-item>
              <text:p text:style-name="P39">S’assurer que chacun ait fait son travail demandé </text:p>
            </text:list-item>
            <text:list-item>
              <text:p text:style-name="P39">Mise en page et orthographe des documents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3:04:01.453826650</meta:creation-date>
    <dc:date>2020-03-12T20:53:50.064729820</dc:date>
    <meta:editing-duration>PT58M32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5" meta:paragraph-count="128" meta:word-count="1048" meta:character-count="6410" meta:non-whitespace-character-count="5529"/>
  </office:meta>
</office:document-meta>
</file>